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72000004FBBF955CF1D5EEB4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sans-serif" svg:font-family="sans-serif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</office:font-face-decls>
  <office:automatic-styles>
    <style:style style:name="Table1" style:family="table">
      <style:table-properties style:width="12.7cm" table:align="center" style:writing-mode="lr-tb"/>
    </style:style>
    <style:style style:name="Table1.A" style:family="table-column">
      <style:table-column-properties style:column-width="7.89cm"/>
    </style:style>
    <style:style style:name="Table1.B" style:family="table-column">
      <style:table-column-properties style:column-width="2.42cm"/>
    </style:style>
    <style:style style:name="Table1.C" style:family="table-column">
      <style:table-column-properties style:column-width="2.39cm"/>
    </style:style>
    <style:style style:name="Table1.A1" style:family="table-cell">
      <style:table-cell-properties fo:background-color="#dddddd" fo:padding="0.097cm" fo:border-left="none" fo:border-right="none" fo:border-top="2pt solid #999999" fo:border-bottom="none">
        <style:background-image/>
      </style:table-cell-properties>
    </style:style>
    <style:style style:name="Table1.B1" style:family="table-cell">
      <style:table-cell-properties fo:background-color="#dddddd" fo:padding="0.097cm" fo:border-left="none" fo:border-right="none" fo:border-top="2pt solid #999999" fo:border-bottom="1pt solid #cccccc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A3" style:family="table-cell">
      <style:table-cell-properties fo:background-color="#eeeeee" fo:padding="0.097cm" fo:border="none">
        <style:background-image/>
      </style:table-cell-properties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A6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background-color="#dddddd" fo:padding="0.097cm" fo:border-left="none" fo:border-right="none" fo:border-top="1pt solid #cccccc" fo:border-bottom="2pt solid #999999">
        <style:background-image/>
      </style:table-cell-properties>
    </style:style>
    <style:style style:name="Table1.C8" style:family="table-cell" style:data-style-name="N4">
      <style:table-cell-properties fo:background-color="#dddddd" fo:padding="0.097cm" fo:border-left="none" fo:border-right="none" fo:border-top="1pt solid #cccccc" fo:border-bottom="2pt solid #999999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5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7" style:family="paragraph" style:parent-style-name="Title">
      <style:text-properties style:font-name="Ubuntu1" officeooo:rsid="00907477" officeooo:paragraph-rsid="00907477"/>
    </style:style>
    <style:style style:name="P8" style:family="paragraph" style:parent-style-name="Text_20_body">
      <style:text-properties officeooo:rsid="006c1056" officeooo:paragraph-rsid="006c1056"/>
    </style:style>
    <style:style style:name="P9" style:family="paragraph" style:parent-style-name="Text_20_body">
      <style:text-properties officeooo:rsid="00915e94" officeooo:paragraph-rsid="009291b4"/>
    </style:style>
    <style:style style:name="P10" style:family="paragraph" style:parent-style-name="Text_20_body">
      <style:text-properties officeooo:rsid="009291b4" officeooo:paragraph-rsid="009291b4"/>
    </style:style>
    <style:style style:name="P11" style:family="paragraph" style:parent-style-name="Text_20_body">
      <style:text-properties officeooo:rsid="009291b4" officeooo:paragraph-rsid="009429ae"/>
    </style:style>
    <style:style style:name="P12" style:family="paragraph" style:parent-style-name="Text_20_body">
      <style:text-properties officeooo:rsid="009429ae" officeooo:paragraph-rsid="00a3ce74"/>
    </style:style>
    <style:style style:name="P13" style:family="paragraph" style:parent-style-name="Text_20_body">
      <style:text-properties officeooo:rsid="009429ae" officeooo:paragraph-rsid="00a4b586"/>
    </style:style>
    <style:style style:name="P14" style:family="paragraph" style:parent-style-name="Text_20_body">
      <style:text-properties officeooo:rsid="009605f3" officeooo:paragraph-rsid="009605f3"/>
    </style:style>
    <style:style style:name="P15" style:family="paragraph" style:parent-style-name="Text_20_body">
      <style:text-properties officeooo:rsid="009605f3" officeooo:paragraph-rsid="00988e29"/>
    </style:style>
    <style:style style:name="P16" style:family="paragraph" style:parent-style-name="Text_20_body">
      <style:text-properties officeooo:rsid="009f0174" officeooo:paragraph-rsid="009f0174"/>
    </style:style>
    <style:style style:name="P17" style:family="paragraph" style:parent-style-name="Text_20_body">
      <style:text-properties officeooo:rsid="00a1e146" officeooo:paragraph-rsid="00a1e146"/>
    </style:style>
    <style:style style:name="P18" style:family="paragraph" style:parent-style-name="Text_20_body">
      <style:text-properties officeooo:rsid="00a4b586" officeooo:paragraph-rsid="00a4b586"/>
    </style:style>
    <style:style style:name="P19" style:family="paragraph" style:parent-style-name="Heading_20_1">
      <style:text-properties officeooo:rsid="00907477" officeooo:paragraph-rsid="00907477"/>
    </style:style>
    <style:style style:name="P20" style:family="paragraph" style:parent-style-name="Text_20_body">
      <style:paragraph-properties fo:break-before="page"/>
      <style:text-properties officeooo:rsid="009605f3" officeooo:paragraph-rsid="00988e29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5" style:family="paragraph" style:parent-style-name="Heading_20_1" style:master-page-name="First_20_Page">
      <style:paragraph-properties style:page-number="auto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text-properties officeooo:rsid="00a8751e" officeooo:paragraph-rsid="00a8751e"/>
    </style:style>
    <style:style style:name="P29" style:family="paragraph" style:parent-style-name="Table_20_Contents">
      <style:paragraph-properties fo:text-align="center" style:justify-single-word="false"/>
      <style:text-properties officeooo:rsid="00a8751e" officeooo:paragraph-rsid="00a8751e"/>
    </style:style>
    <style:style style:name="P30" style:family="paragraph" style:parent-style-name="Table_20_Contents">
      <style:paragraph-properties fo:text-align="end" style:justify-single-word="false"/>
      <style:text-properties officeooo:rsid="00a8751e" officeooo:paragraph-rsid="00a8751e"/>
    </style:style>
    <style:style style:name="P31" style:family="paragraph" style:parent-style-name="Table_20_Contents">
      <style:text-properties officeooo:paragraph-rsid="00a8751e"/>
    </style:style>
    <style:style style:name="P32" style:family="paragraph" style:parent-style-name="Title">
      <style:text-properties style:font-name="Ubuntu1" officeooo:rsid="00907477" officeooo:paragraph-rsid="00907477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47316b"/>
    </style:style>
    <style:style style:name="T4" style:family="text">
      <style:text-properties officeooo:rsid="006c1056"/>
    </style:style>
    <style:style style:name="T5" style:family="text">
      <style:text-properties officeooo:rsid="009291b4"/>
    </style:style>
    <style:style style:name="T6" style:family="text">
      <style:text-properties officeooo:rsid="009429ae"/>
    </style:style>
    <style:style style:name="T7" style:family="text">
      <style:text-properties officeooo:rsid="00988e29"/>
    </style:style>
    <style:style style:name="T8" style:family="text">
      <style:text-properties officeooo:rsid="009d1db6"/>
    </style:style>
    <style:style style:name="T9" style:family="text">
      <style:text-properties officeooo:rsid="00a0570f"/>
    </style:style>
    <style:style style:name="T10" style:family="text">
      <style:text-properties officeooo:rsid="00a3ce74"/>
    </style:style>
    <style:style style:name="T11" style:family="text">
      <style:text-properties officeooo:rsid="00a4b586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officeooo:rsid="00a8433c"/>
    </style:style>
    <style:style style:name="T14" style:family="text">
      <style:text-properties officeooo:rsid="00a8751e"/>
    </style:style>
    <style:style style:name="T15" style:family="text">
      <style:text-properties officeooo:rsid="00aa11b1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99cm, 2.799cm, 6.481cm, 2.799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ject name<office:annotation><dc:creator>Unknown Author</dc:creator><dc:date>2015-04-01T13:40:11</dc:date><text:p text:style-name="P33"><text:span text:style-name="T16">Unique identifier name, specific to this pitch</text:span></text:p></office:annotation></text:p>
      <text:p text:style-name="P8"><text:span text:style-name="T13">Electrocardiogram</text:span> research and development</text:p>
      <text:p text:style-name="Heading_20_1">Fellow<text:span text:style-name="T3">s</text:span></text:p>
      <text:p text:style-name="Text_20_body">Tarek Loubani, <text:span text:style-name="T4">Luka Mustafa</text:span></text:p>
      <text:p text:style-name="P19">Project update</text:p>
      <text:p text:style-name="P9">The project has advanced significantly since work began with IRNAS. At this point, we have completed a significant part of the electronics of the <text:span text:style-name="T13">electrocardiogram</text:span>. </text:p>
      <text:p text:style-name="P9"><text:span text:style-name="T5">C</text:span>urrent prototypes are <text:span text:style-name="T13">still not usable</text:span>. <text:span text:style-name="T5">Regulatory approval is still under way, but we haven’t yet received permission from Health Canada to use test our hardware on human subjects in our calibration and validation trials.</text:span></text:p>
      <text:p text:style-name="P10">The time and cost overruns are multi-factorial, including overestimating the progress of the pre-existing <text:span text:style-name="T13">electrocardiogram</text:span> design <text:span text:style-name="T13">and</text:span> <text:span text:style-name="T6">difficulties in navigating regulatory hurdles.</text:span></text:p>
      <text:p text:style-name="P19">Proposed changes</text:p>
      <text:p text:style-name="P11">We have already overrun our budget, but have not yet completed engineering on the <text:span text:style-name="T13">electrocardiogram</text:span>. We would like IRNAS to continue mechanical and electronics work <text:span text:style-name="T6">until completion and believe that we have a much better idea of what this would require now. The main change in this proposal is the budget and time given to the engineering side of the project.</text:span></text:p>
      <text:p text:style-name="P15"/>
      <text:p text:style-name="P20">In terms of budget, we would like to increase the budget by <text:span text:style-name="T7">USD</text:span>$ 40,000 for engineering. This would be divided as follows. <text:span text:style-name="T7">This table assumes that </text:span>€ <text:span text:style-name="T7">1 = USD$ 1.25, and that the cost per hour will remain as quoted by IRNAS as </text:span>€ <text:span text:style-name="T7">45.00</text:span>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1">Hours</text:p>
          </table:table-cell>
          <table:table-cell table:style-name="Table1.B1" office:value-type="string">
            <text:p text:style-name="P21">Total <text:span text:style-name="T7">(</text:span>€<text:span text:style-name="T7">)</text:span></text:p>
          </table:table-cell>
        </table:table-row>
        <table:table-row>
          <table:table-cell table:style-name="Table1.A4" office:value-type="string">
            <text:p text:style-name="P28"><text:span text:style-name="T12">Firmware development</text:span></text:p>
          </table:table-cell>
          <table:table-cell table:style-name="Table1.B2" office:value-type="string">
            <text:p text:style-name="P29"><text:span text:style-name="T12">80</text:span></text:p>
          </table:table-cell>
          <table:table-cell table:style-name="Table1.C2" office:value-type="string">
            <text:p text:style-name="P30"><text:span text:style-name="T12">3,840.00</text:span></text:p>
          </table:table-cell>
        </table:table-row>
        <table:table-row>
          <table:table-cell table:style-name="Table1.A3" office:value-type="string">
            <text:p text:style-name="P28"><text:span text:style-name="T12">Digital filters adjustment and testing</text:span></text:p>
          </table:table-cell>
          <table:table-cell table:style-name="Table1.A3" office:value-type="string">
            <text:p text:style-name="P29"><text:span text:style-name="T12">150</text:span></text:p>
          </table:table-cell>
          <table:table-cell table:style-name="Table1.A3" office:value-type="string">
            <text:p text:style-name="P27"><text:span text:style-name="T14">7,20</text:span>0.00</text:p>
          </table:table-cell>
        </table:table-row>
        <table:table-row>
          <table:table-cell table:style-name="Table1.A4" office:value-type="string">
            <text:p text:style-name="P31"><text:span text:style-name="T12">Filter testing at the simulation center</text:span></text:p>
          </table:table-cell>
          <table:table-cell table:style-name="Table1.B4" office:value-type="string">
            <text:p text:style-name="P29"><text:span text:style-name="T12">20</text:span></text:p>
          </table:table-cell>
          <table:table-cell table:style-name="Table1.C4" office:value-type="string">
            <text:p text:style-name="P30"><text:span text:style-name="T12">960.00</text:span></text:p>
          </table:table-cell>
        </table:table-row>
        <table:table-row>
          <table:table-cell table:style-name="Table1.A3" office:value-type="string">
            <text:p text:style-name="Table_20_Contents">Firmware and Android <text:span text:style-name="T14">a</text:span>pp optimization</text:p>
          </table:table-cell>
          <table:table-cell table:style-name="Table1.A3" office:value-type="string">
            <text:p text:style-name="P21"><text:span text:style-name="T14">4</text:span>0</text:p>
          </table:table-cell>
          <table:table-cell table:style-name="Table1.A3" office:value-type="string">
            <text:p text:style-name="P27"><text:span text:style-name="T14">1,92</text:span>0.00</text:p>
          </table:table-cell>
        </table:table-row>
        <table:table-row>
          <table:table-cell table:style-name="Table1.A6" office:value-type="string">
            <text:p text:style-name="Table_20_Contents">PCB Redesign</text:p>
          </table:table-cell>
          <table:table-cell table:style-name="Table1.A6" office:value-type="string">
            <text:p text:style-name="P29">80</text:p>
          </table:table-cell>
          <table:table-cell table:style-name="Table1.A6" office:value-type="string">
            <text:p text:style-name="P30">3,840.00</text:p>
          </table:table-cell>
        </table:table-row>
        <table:table-row>
          <table:table-cell table:style-name="Table1.A3" office:value-type="string">
            <text:p text:style-name="Table_20_Contents">External medical certification training and consultancy</text:p>
          </table:table-cell>
          <table:table-cell table:style-name="Table1.A3" office:value-type="string">
            <text:p text:style-name="P29">-</text:p>
          </table:table-cell>
          <table:table-cell table:style-name="Table1.A3" office:value-type="string">
            <text:p text:style-name="P30">1,670</text:p>
          </table:table-cell>
        </table:table-row>
        <table:table-row>
          <table:table-cell table:style-name="Table1.A8" office:value-type="string">
            <text:p text:style-name="P22">Total</text:p>
          </table:table-cell>
          <table:table-cell table:style-name="Table1.A8" office:value-type="string">
            <text:p text:style-name="P23">37<text:span text:style-name="T14">0</text:span></text:p>
          </table:table-cell>
          <table:table-cell table:style-name="Table1.C8" office:value-type="float" office:value="19430">
            <text:p text:style-name="P24"><text:span text:style-name="T14">19</text:span>,<text:span text:style-name="T14">43</text:span>0.00</text:p>
          </table:table-cell>
        </table:table-row>
      </table:table>
      <text:p text:style-name="P14"/>
      <text:p text:style-name="P14"/>
      <text:p text:style-name="P14">In terms of time, <text:span text:style-name="T8">we request an extension of the completion date from October 2018 as presently approved until December 2019. This should account for any delays in engineering as well as regulatory approval.</text:span></text:p>
      <text:p text:style-name="Heading_20_1">Opportunity associated with change</text:p>
      <text:p text:style-name="P12"><text:span text:style-name="T10">The electrocardiogram is currently still unusable. This proposed change would allow us </text:span>to complete the final parts of the engineering so that <text:span text:style-name="T14">the device is </text:span>usable.</text:p>
      <text:p text:style-name="P19">Risk associated with change</text:p>
      <text:p text:style-name="P13">If forced <text:span text:style-name="T11">to leave</text:span> the <text:span text:style-name="T15">electrocardiogram</text:span> as is, <text:span text:style-name="T11">we would </text:span>contribute it to the literature and body of knowledge. Our excellent documentation and use of open source techniques makes our work a significant advancement that other groups could build upon.</text:p>
      <text:p text:style-name="P13">However,<text:span text:style-name="T11"> the electrocardiogram</text:span> <text:span text:style-name="T11">would not be </text:span>clinically <text:span text:style-name="T11">useful </text:span>in its current state, <text:span text:style-name="T11">since it has not completed its engineering phase. Its use in clinical settings would be uncertain</text:span>.</text:p>
      <text:p text:style-name="P18">I fear that these limitations would so limit the <text:span text:style-name="T15">electrocardiogram</text:span> that a competent governmental buyer might overlook the value of the open source construction and potential to select other units that can be used out of the box.</text:p>
      <text:p text:style-name="P19"><text:soft-page-break/>Budget effect of change</text:p>
      <text:p text:style-name="P17">This proposed change would increase the budget of this project by USD$ 40,000, paid to IRNAS. This amount would include some of the monies already paid to IRNAS from the Glia portion of the budget over the past several months.</text:p>
      <text:p text:style-name="P19">Action required</text:p>
      <text:p text:style-name="P16">No further action is required if this change is approved, as all relationships and contracts already exist and allow for <text:span text:style-name="T9">cost overru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sans-serif" svg:font-family="sans-serif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3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7" style:family="paragraph" style:parent-style-name="Title">
      <style:text-properties style:font-name="Ubuntu1" officeooo:rsid="00907477" officeooo:paragraph-rsid="00907477"/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5.399cm, 2.799cm, 6.481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14.111cm" svg:y="-0.587cm" svg:width="2.379cm" svg:height="3.62cm" draw:z-index="1"><draw:image xlink:href="Pictures/1000000000000672000004FBBF955CF1D5EEB403.jpg" xlink:type="simple" xlink:show="embed" xlink:actuate="onLoad" loext:mime-type="image/jpeg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/>
        <text:p text:style-name="Standard">Page <text:page-number text:select-page="current">3</text:page-number></text:p>
      </style:footer>
    </style:master-page>
    <style:master-page style:name="Convert_20_1" style:display-name="Convert 1" style:page-layout-name="Mpm2">
      <style:header>
        <text:p text:style-name="MP2"><draw:frame draw:style-name="Mfr1" draw:name="graphics2" text:anchor-type="paragraph" svg:x="14.111cm" svg:y="-0.587cm" svg:width="2.379cm" svg:height="3.62cm" draw:z-index="0"><draw:image xlink:href="Pictures/1000000000000672000004FBBF955CF1D5EEB403.jpg" xlink:type="simple" xlink:show="embed" xlink:actuate="onLoad" loext:mime-type="image/jpeg"/></draw:frame></text:p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MP3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4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2"/>
        <text:p text:style-name="MP2"/>
      </style:header>
      <style:footer>
        <text:p text:style-name="MP5"/>
        <text:p text:style-name="MP5"/>
        <text:p text:style-name="MP6"/>
      </style:footer>
    </style:master-page>
    <style:master-page style:name="First_20_Page" style:display-name="First Page" style:page-layout-name="Mpm3" style:next-style-name="Standard">
      <style:header>
        <text:p text:style-name="Header"><draw:frame draw:style-name="Mfr2" draw:name="graphics3" text:anchor-type="paragraph" svg:x="7.364cm" svg:y="-0.9cm" svg:width="9.61cm" svg:height="4.08cm" draw:z-index="2"><draw:image xlink:href="Pictures/1000000000000672000004FBBF955CF1D5EEB403.jpg" xlink:type="simple" xlink:show="embed" xlink:actuate="onLoad" loext:mime-type="image/jpeg"/></draw:frame></text:p>
        <text:p text:style-name="MP7">Project Pitch </text:p>
        <text:p text:style-name="MP7">Significant Change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MOU Template</dc:title>
    <meta:creation-date>2017-03-06T00:09:30.991933919</meta:creation-date>
    <dc:language>en-ZA</dc:language>
    <meta:editing-cycles>72</meta:editing-cycles>
    <meta:editing-duration>P1DT18H28M42S</meta:editing-duration>
    <meta:initial-creator>Tarek Loubani</meta:initial-creator>
    <dc:date>2018-10-10T14:53:39.965589715</dc:date>
    <dc:creator>Tarek Loubani</dc:creator>
    <meta:document-statistic meta:table-count="1" meta:image-count="3" meta:object-count="0" meta:page-count="3" meta:paragraph-count="50" meta:word-count="500" meta:character-count="3106" meta:non-whitespace-character-count="2654"/>
    <meta:user-defined meta:name="Info 1"/>
    <meta:user-defined meta:name="Info 2"/>
    <meta:user-defined meta:name="Info 3"/>
    <meta:user-defined meta:name="Info 4"/>
  </office:meta>
</office:document-meta>
</file>